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fo:font-size="26pt" fo:text-shadow="1pt 1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2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 Semibold" fo:font-size="36pt" fo:font-style="normal" fo:text-shadow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4" style:family="text">
      <style:text-properties fo:color="#000000" style:font-name="Segoe UI1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5" style:family="text">
      <style:text-properties fo:color="#000000" style:font-name="Segoe UI1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color="#ffffff" style:font-name="Segoe UI1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7" style:family="text">
      <style:text-properties fo:color="#ffffff" style:font-name="Segoe UI1" fo:font-size="16pt" fo:text-shadow="1pt 1pt" style:font-name-asian="Segoe UI1" style:font-size-asian="16pt" style:font-name-complex="Segoe UI1" style:font-size-complex="16pt"/>
    </style:style>
    <style:style style:name="T8" style:family="text">
      <style:text-properties fo:color="#ffffff" style:font-name="Segoe UI1" fo:font-size="26pt" fo:text-shadow="1pt 1pt" style:font-name-asian="Segoe UI1" style:font-size-asian="26pt" style:font-name-complex="Segoe UI1" style:font-size-complex="26pt"/>
    </style:style>
    <style:style style:name="T9" style:family="text">
      <style:text-properties fo:color="#000000" style:font-name="Segoe UI Semibold" fo:font-size="24pt" fo:text-shadow="none" style:font-name-asian="Segoe UI1" style:font-size-asian="24pt" style:font-name-complex="Segoe UI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25cm" svg:x="1.524cm" svg:y="0.56cm">
          <draw:text-box>
            <text:p text:style-name="P1"><text:span text:style-name="T1">HYMN #651</text:span></text:p>
            <text:p text:style-name="P1"><text:span text:style-name="T2">“</text:span><text:span text:style-name="T2">I Love Your Kingdom, Lord”</text:span><text:span text:style-name="T3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4">1. </text:span><text:span text:style-name="T5">I love Your kingdom, Lord,</text:span></text:p>
            <text:p text:style-name="P4"><text:span text:style-name="T5">The place of Your abode,</text:span></text:p>
            <text:p text:style-name="P4"><text:span text:style-name="T5">The Church our blest Redemer saved</text:span></text:p>
            <text:p text:style-name="P4"><text:span text:style-name="T5">With His own precious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892cm" svg:height="7.011cm" svg:x="1.571cm" svg:y="0.508cm">
          <draw:text-box>
            <text:p text:style-name="P4"><text:span text:style-name="T4">2. </text:span><text:span text:style-name="T5">Beyond my highest joy</text:span></text:p>
            <text:p text:style-name="P4"><text:span text:style-name="T5">I prize its heav’nly ways,</text:span></text:p>
            <text:p text:style-name="P4"><text:span text:style-name="T5">Its sweet communion, solemn vows,</text:span></text:p>
            <text:p text:style-name="P4"><text:span text:style-name="T5">Its hymns of love and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892cm" svg:height="7.011cm" svg:x="1.524cm" svg:y="0.609cm">
          <draw:text-box>
            <text:p text:style-name="P4"><text:span text:style-name="T4">3. </text:span><text:span text:style-name="T5">I love Your Church, O God,</text:span></text:p>
            <text:p text:style-name="P4"><text:span text:style-name="T5">Your saints in ev’ry land,</text:span></text:p>
            <text:p text:style-name="P4"><text:span text:style-name="T5">Dear as the apple of Your eye</text:span></text:p>
            <text:p text:style-name="P4"><text:span text:style-name="T5">And graven on Your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7" draw:layer="layout" svg:width="24.892cm" svg:height="7.366cm" svg:x="1.524cm" svg:y="0.508cm">
          <draw:text-box>
            <text:p text:style-name="P6"><text:span text:style-name="T4">4. </text:span><text:span text:style-name="T5">For them my tears shall fall;</text:span></text:p>
            <text:p text:style-name="P6"><text:span text:style-name="T5">For them my prayers ascend;</text:span></text:p>
            <text:p text:style-name="P6"><text:span text:style-name="T5">For them my cares and toils be giv’n</text:span></text:p>
            <text:p text:style-name="P6"><text:span text:style-name="T5">Till toils and cares shall end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7" draw:layer="layout" svg:width="24.892cm" svg:height="11.176cm" svg:x="1.524cm" svg:y="0.508cm">
          <draw:text-box>
            <text:p text:style-name="P6"><text:span text:style-name="T4">5. </text:span><text:span text:style-name="T5">Sure as Your truth shall last,</text:span></text:p>
            <text:p text:style-name="P6"><text:span text:style-name="T5">To Zion shall be giv’n</text:span></text:p>
            <text:p text:style-name="P6"><text:span text:style-name="T5">The brightest glories earth can yield</text:span></text:p>
            <text:p text:style-name="P6"><text:span text:style-name="T5">And brighter bliss of heav’n.</text:span></text:p>
            <text:p text:style-name="P9"><text:span text:style-name="T7"/></text:p>
            <text:p text:style-name="P9"><text:span text:style-name="T8"><text:s/></text:span></text:p>
            <text:p text:style-name="P9"><text:span text:style-name="T8"><text:s text:c="5"/></text:span><text:span text:style-name="T9"><text:s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10:34:49.401000000</meta:creation-date>
    <dc:date>2019-04-27T12:10:45.060000000</dc:date>
    <meta:editing-duration>PT23M34S</meta:editing-duration>
    <meta:editing-cycles>5</meta:editing-cycles>
    <meta:generator>LibreOffice/6.1.5.2$Windows_X86_64 LibreOffice_project/90f8dcf33c87b3705e78202e3df5142b201bd805</meta:generator>
    <meta:document-statistic meta:object-count="39"/>
  </office:meta>
</office:document-meta>
</file>